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10000005F70FD47B176E5BD4C.png" manifest:media-type="image/png"/>
  <manifest:file-entry manifest:full-path="Pictures/100002010000018900000077D370CAE368A3843C.png" manifest:media-type="image/png"/>
  <manifest:file-entry manifest:full-path="Pictures/1000020100000118000000430BB0FD18588DE00D.png" manifest:media-type="image/png"/>
  <manifest:file-entry manifest:full-path="Pictures/100002010000018E0000007A843059BD01AB1499.png" manifest:media-type="image/png"/>
  <manifest:file-entry manifest:full-path="Pictures/10000201000002AC0000009063B718E01C8B081C.png" manifest:media-type="image/png"/>
  <manifest:file-entry manifest:full-path="Pictures/10000201000001410000009F70E052D573D938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3.579cm" draw:z-index="0"><draw:image xlink:href="Pictures/10000201000002AC0000009063B718E01C8B081C.png" xlink:type="simple" xlink:show="embed" xlink:actuate="onLoad" loext:mime-type="image/x-vclgraphic"/></draw:frame></text:p>
      <text:p text:style-name="Standard"/>
      <text:p text:style-name="Standard"><draw:frame draw:style-name="fr2" draw:name="Figura2" text:anchor-type="paragraph" svg:width="8.493cm" svg:height="4.207cm" draw:z-index="1"><draw:image xlink:href="Pictures/10000201000001410000009F70E052D573D9386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paragraph" svg:width="10.53cm" svg:height="3.228cm" draw:z-index="2"><draw:image xlink:href="Pictures/100002010000018E0000007A843059BD01AB149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4" text:anchor-type="paragraph" svg:width="7.408cm" svg:height="1.773cm" draw:z-index="3"><draw:image xlink:href="Pictures/1000020100000118000000430BB0FD18588DE00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Figura5" text:anchor-type="paragraph" svg:width="10.398cm" svg:height="3.149cm" draw:z-index="4"><draw:image xlink:href="Pictures/100002010000018900000077D370CAE368A3843C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6" text:anchor-type="paragraph" svg:width="7.646cm" svg:height="2.514cm" draw:z-index="5"><draw:image xlink:href="Pictures/10000201000001210000005F70FD47B176E5BD4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3:34:20.105630260</meta:creation-date>
    <dc:date>2019-06-24T14:13:38.646837931</dc:date>
    <meta:editing-duration>PT28M58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6.0.3.2$Linux_X86_64 LibreOffice_project/00m0$Build-2</meta:generator>
  </office:meta>
</office:document-meta>
</file>